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Roboto monospace" svg:font-family="'Roboto monospace'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3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3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text-properties officeooo:paragraph-rsid="004195c8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Bibliography_20_Heading">
      <style:paragraph-properties fo:break-before="page"/>
    </style:style>
    <style:style style:name="P23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24" style:family="paragraph" style:parent-style-name="Bibliography_20_1">
      <style:paragraph-properties>
        <style:tab-stops/>
      </style:paragraph-properties>
    </style:style>
    <style:style style:name="P25" style:family="paragraph" style:parent-style-name="Heading_20_1" style:list-style-name="">
      <style:text-properties style:font-name="Arial2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Heading_20_1">
      <style:text-properties officeooo:rsid="0047bc63" officeooo:paragraph-rsid="0047bc63"/>
    </style:style>
    <style:style style:name="P27" style:family="paragraph" style:parent-style-name="Heading_20_1">
      <style:text-properties officeooo:rsid="00480d0a" officeooo:paragraph-rsid="00480d0a"/>
    </style:style>
    <style:style style:name="P28" style:family="paragraph" style:parent-style-name="Heading_20_1">
      <style:text-properties officeooo:rsid="00487ccb" officeooo:paragraph-rsid="00487ccb"/>
    </style:style>
    <style:style style:name="P29" style:family="paragraph" style:parent-style-name="Heading_20_1">
      <style:paragraph-properties fo:break-before="page"/>
      <style:text-properties officeooo:rsid="00459c69" officeooo:paragraph-rsid="00459c69"/>
    </style:style>
    <style:style style:name="P30" style:family="paragraph" style:parent-style-name="Heading_20_2">
      <style:text-properties officeooo:rsid="0049cdce" officeooo:paragraph-rsid="0049cdce"/>
    </style:style>
    <style:style style:name="P31" style:family="paragraph" style:parent-style-name="Heading_20_2">
      <style:text-properties officeooo:rsid="004bda7f" officeooo:paragraph-rsid="004bda7f"/>
    </style:style>
    <style:style style:name="P32" style:family="paragraph" style:parent-style-name="Heading_20_2">
      <style:text-properties officeooo:rsid="004c3c67" officeooo:paragraph-rsid="004c3c67"/>
    </style:style>
    <style:style style:name="P33" style:family="paragraph" style:parent-style-name="Heading_20_2">
      <style:text-properties officeooo:rsid="004ccf18" officeooo:paragraph-rsid="004ccf18"/>
    </style:style>
    <style:style style:name="P34" style:family="paragraph" style:parent-style-name="Text_20_body" style:master-page-name="CTM_20__7c__20_Capa">
      <style:paragraph-properties fo:text-align="center" style:justify-single-word="false" style:page-number="auto"/>
    </style:style>
    <style:style style:name="P35" style:family="paragraph" style:parent-style-name="Text_20_body">
      <style:text-properties officeooo:rsid="00459c69" officeooo:paragraph-rsid="00459c69"/>
    </style:style>
    <style:style style:name="P36" style:family="paragraph" style:parent-style-name="Text_20_body">
      <style:paragraph-properties fo:text-align="justify" style:justify-single-word="false"/>
      <style:text-properties officeooo:rsid="00459c69" officeooo:paragraph-rsid="00459c69"/>
    </style:style>
    <style:style style:name="P37" style:family="paragraph" style:parent-style-name="Text_20_body">
      <style:text-properties officeooo:paragraph-rsid="00459c69"/>
    </style:style>
    <style:style style:name="P38" style:family="paragraph" style:parent-style-name="Text_20_body" style:list-style-name="L1">
      <style:paragraph-properties fo:text-align="justify" style:justify-single-word="false"/>
      <style:text-properties officeooo:paragraph-rsid="00479644"/>
    </style:style>
    <style:style style:name="P39" style:family="paragraph" style:parent-style-name="Text_20_body" style:list-style-name="L1">
      <style:paragraph-properties fo:text-align="justify" style:justify-single-word="false"/>
      <style:text-properties fo:font-size="12pt" officeooo:rsid="00459c69" officeooo:paragraph-rsid="00459c69" style:font-size-asian="10.5pt" style:font-size-complex="12pt"/>
    </style:style>
    <style:style style:name="P40" style:family="paragraph" style:parent-style-name="Text_20_body" style:list-style-name="L1">
      <style:paragraph-properties fo:text-align="justify" style:justify-single-word="false"/>
      <style:text-properties fo:font-size="12pt" officeooo:rsid="004651fe" officeooo:paragraph-rsid="004651fe" style:font-size-asian="10.5pt" style:font-size-complex="12pt"/>
    </style:style>
    <style:style style:name="P41" style:family="paragraph" style:parent-style-name="Text_20_body" style:list-style-name="L1">
      <style:paragraph-properties fo:text-align="justify" style:justify-single-word="false"/>
      <style:text-properties fo:font-size="12pt" officeooo:rsid="00479644" officeooo:paragraph-rsid="00479644" style:font-size-asian="10.5pt" style:font-size-complex="12pt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rsid="00479644" officeooo:paragraph-rsid="00479644"/>
    </style:style>
    <style:style style:name="P43" style:family="paragraph" style:parent-style-name="Text_20_body">
      <style:paragraph-properties fo:text-align="justify" style:justify-single-word="false"/>
      <style:text-properties officeooo:rsid="0047bc63" officeooo:paragraph-rsid="0047bc63"/>
    </style:style>
    <style:style style:name="P44" style:family="paragraph" style:parent-style-name="Text_20_body" style:list-style-name="L2">
      <style:text-properties officeooo:rsid="0047bc63" officeooo:paragraph-rsid="0047bc63"/>
    </style:style>
    <style:style style:name="P45" style:family="paragraph" style:parent-style-name="Text_20_body" style:list-style-name="L3">
      <style:text-properties officeooo:rsid="0047bc63" officeooo:paragraph-rsid="0047bc63"/>
    </style:style>
    <style:style style:name="P46" style:family="paragraph" style:parent-style-name="Text_20_body" style:list-style-name="L3">
      <style:text-properties officeooo:rsid="00480d0a" officeooo:paragraph-rsid="00480d0a"/>
    </style:style>
    <style:style style:name="P47" style:family="paragraph" style:parent-style-name="Text_20_body">
      <style:text-properties officeooo:rsid="00480d0a" officeooo:paragraph-rsid="00480d0a"/>
    </style:style>
    <style:style style:name="P48" style:family="paragraph" style:parent-style-name="Text_20_body" style:list-style-name="L4">
      <style:text-properties officeooo:rsid="00480d0a" officeooo:paragraph-rsid="00480d0a"/>
    </style:style>
    <style:style style:name="P49" style:family="paragraph" style:parent-style-name="Text_20_body">
      <style:text-properties officeooo:rsid="00487ccb" officeooo:paragraph-rsid="00487ccb"/>
    </style:style>
    <style:style style:name="P50" style:family="paragraph" style:parent-style-name="Text_20_body">
      <style:text-properties officeooo:rsid="0049cdce" officeooo:paragraph-rsid="0049cdce"/>
    </style:style>
    <style:style style:name="P51" style:family="paragraph" style:parent-style-name="Text_20_body">
      <style:text-properties officeooo:rsid="004a5a6b" officeooo:paragraph-rsid="004a5a6b"/>
    </style:style>
    <style:style style:name="P52" style:family="paragraph" style:parent-style-name="Text_20_body" style:list-style-name="L5">
      <style:text-properties officeooo:rsid="004a5a6b" officeooo:paragraph-rsid="004a5a6b"/>
    </style:style>
    <style:style style:name="P53" style:family="paragraph" style:parent-style-name="Text_20_body">
      <style:text-properties officeooo:rsid="004bda7f" officeooo:paragraph-rsid="004bda7f"/>
    </style:style>
    <style:style style:name="P54" style:family="paragraph" style:parent-style-name="Text_20_body" style:list-style-name="L6">
      <style:text-properties officeooo:paragraph-rsid="004bda7f"/>
    </style:style>
    <style:style style:name="P55" style:family="paragraph" style:parent-style-name="Text_20_body">
      <style:text-properties officeooo:rsid="004ccf18" officeooo:paragraph-rsid="004ccf18"/>
    </style:style>
    <style:style style:name="P56" style:family="paragraph" style:parent-style-name="Text_20_body" style:list-style-name="L7">
      <style:text-properties officeooo:rsid="004ccf18" officeooo:paragraph-rsid="004ccf18"/>
    </style:style>
    <style:style style:name="P57" style:family="paragraph" style:parent-style-name="Text_20_body" style:list-style-name="L9">
      <style:text-properties officeooo:rsid="004ccf18" officeooo:paragraph-rsid="004ccf18"/>
    </style:style>
    <style:style style:name="P58" style:family="paragraph" style:parent-style-name="Text_20_body" style:list-style-name="L7">
      <style:text-properties officeooo:paragraph-rsid="004ccf18"/>
    </style:style>
    <style:style style:name="P59" style:family="paragraph" style:parent-style-name="Text_20_body" style:list-style-name="L8">
      <style:text-properties officeooo:paragraph-rsid="004ccf18"/>
    </style:style>
    <style:style style:name="P60" style:family="paragraph" style:parent-style-name="Text_20_body" style:list-style-name="L9">
      <style:text-properties officeooo:rsid="004da9a0" officeooo:paragraph-rsid="004da9a0"/>
    </style:style>
    <style:style style:name="P61" style:family="paragraph" style:parent-style-name="Text_20_body">
      <style:text-properties officeooo:rsid="004da9a0" officeooo:paragraph-rsid="004da9a0"/>
    </style:style>
    <style:style style:name="P62" style:family="paragraph" style:parent-style-name="Text_20_body">
      <style:text-properties officeooo:rsid="004f363d" officeooo:paragraph-rsid="004f363d"/>
    </style:style>
    <style:style style:name="P63" style:family="paragraph" style:parent-style-name="Text_20_body">
      <style:text-properties officeooo:rsid="0051273b" officeooo:paragraph-rsid="0051273b"/>
    </style:style>
    <style:style style:name="P64" style:family="paragraph" style:parent-style-name="Text_20_body">
      <style:text-properties officeooo:rsid="00536ade" officeooo:paragraph-rsid="00536ade"/>
    </style:style>
    <style:style style:name="T1" style:family="text">
      <style:text-properties officeooo:rsid="001d0934"/>
    </style:style>
    <style:style style:name="T2" style:family="text">
      <style:text-properties style:font-name="Arial3" fo:language="pt" fo:country="BR" officeooo:rsid="0031a03f"/>
    </style:style>
    <style:style style:name="T3" style:family="text">
      <style:text-properties style:font-name="Arial3" fo:language="pt" fo:country="BR" officeooo:rsid="003e3a67" fo:background-color="#ffff00" loext:char-shading-value="0"/>
    </style:style>
    <style:style style:name="T4" style:family="text">
      <style:text-properties style:font-name="Arial3" fo:font-size="10pt" fo:language="pt" fo:country="BR" officeooo:rsid="0043dda9"/>
    </style:style>
    <style:style style:name="T5" style:family="text">
      <style:text-properties style:font-name="Arial3" fo:font-size="10pt" fo:language="pt" fo:country="BR" officeooo:rsid="0043dda9" fo:background-color="#ffff00" loext:char-shading-value="0"/>
    </style:style>
    <style:style style:name="T6" style:family="text">
      <style:text-properties style:font-name="Arial3" fo:font-size="12pt" fo:language="pt" fo:country="BR" style:font-size-asian="10.5pt" style:font-size-complex="12pt"/>
    </style:style>
    <style:style style:name="T7" style:family="text">
      <style:text-properties style:font-name="Arial3" fo:font-size="12pt" fo:language="pt" fo:country="BR" officeooo:rsid="00479644" style:font-size-asian="10.5pt" style:font-size-complex="12pt"/>
    </style:style>
    <style:style style:name="T8" style:family="text">
      <style:text-properties style:font-name="Arial3" fo:font-size="12pt" fo:language="pt" fo:country="BR" officeooo:rsid="0047bc63" style:font-size-asian="10.5pt" style:font-size-complex="12pt"/>
    </style:style>
    <style:style style:name="T9" style:family="text">
      <style:text-properties style:font-name="Arial3" fo:font-size="12pt" fo:language="pt" fo:country="BR" officeooo:rsid="00487ccb" style:font-size-asian="10.5pt" style:font-size-complex="12pt"/>
    </style:style>
    <style:style style:name="T10" style:family="text">
      <style:text-properties officeooo:rsid="001d0934" fo:background-color="transparent" loext:char-shading-value="0"/>
    </style:style>
    <style:style style:name="T11" style:family="text">
      <style:text-properties officeooo:rsid="0043dda9"/>
    </style:style>
    <style:style style:name="T12" style:family="text">
      <style:text-properties officeooo:rsid="0043dda9" fo:background-color="#ffff00" loext:char-shading-value="0"/>
    </style:style>
    <style:style style:name="T13" style:family="text">
      <style:text-properties officeooo:rsid="00459c69"/>
    </style:style>
    <style:style style:name="T14" style:family="text">
      <style:text-properties officeooo:rsid="004651fe"/>
    </style:style>
    <style:style style:name="T15" style:family="text">
      <style:text-properties fo:font-size="12pt" officeooo:rsid="00479644" style:font-size-asian="10.5pt" style:font-size-complex="12pt"/>
    </style:style>
    <style:style style:name="T16" style:family="text">
      <style:text-properties officeooo:rsid="00487ccb"/>
    </style:style>
    <style:style style:name="T17" style:family="text">
      <style:text-properties officeooo:rsid="004bda7f"/>
    </style:style>
    <style:style style:name="T18" style:family="text">
      <style:text-properties officeooo:rsid="004ccf18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5"/>
      <text:p text:style-name="P3"/>
      <text:p text:style-name="P14">TÍTULO DO TRABALHO</text:p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7"/>
      <text:p text:style-name="P12"/>
      <text:p text:style-name="P12"/>
      <text:p text:style-name="P12"/>
      <text:p text:style-name="P12"/>
      <text:p text:style-name="P18"><text:span text:style-name="T2">GASPAR</text:span>/SC<text:line-break/><text:span text:style-name="T3">[ MÊS ]</text:span><text:span text:style-name="T10"> </text:span><text:span text:style-name="T1">DE 2021</text:span></text:p>
      <text:p text:style-name="P23">JEDIEL DA ROSA RIBEIRO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Abstrato">Trabalho apresentado à professora <text:span text:style-name="T4">[</text:span><text:span text:style-name="T5">NOME DA PROFESSORA</text:span><text:span text:style-name="T4">]</text:span> por exigência da disciplina <text:span text:style-name="T11">[</text:span><text:span text:style-name="T12">NOME DA DISCIPLINA</text:span><text:span text:style-name="T11">] do </text:span>curso de Teologia e Missão do Centro de Treinamento Missionário Vida – CTMVida.</text:p>
      <text:p text:style-name="P8"/>
      <text:p text:style-name="P11"/>
      <text:p text:style-name="P11"/>
      <text:p text:style-name="P11"/>
      <text:p text:style-name="P8"/>
      <text:p text:style-name="P13"/>
      <text:p text:style-name="P13"/>
      <text:p text:style-name="P13"/>
      <text:p text:style-name="P13"/>
      <text:p text:style-name="P17"><text:bookmark-start text:name="__RefHeading___Toc76_29617380991"/><text:span text:style-name="T2">GASPAR</text:span>/SC<text:line-break/><text:span text:style-name="T3">[ MÊS ]</text:span><text:span text:style-name="T10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1">Sumário</text:p>
          </text:index-title>
          <text:p text:style-name="P19"><text:a xlink:type="simple" xlink:href="#__RefHeading___Toc78_2961738099" text:style-name="Index_20_Link" text:visited-style-name="Index_20_Link">Primeiro tópico principal<text:tab/>4</text:a></text:p>
          <text:p text:style-name="P20"><text:a xlink:type="simple" xlink:href="#__RefHeading___Toc828_857325647" text:style-name="Index_20_Link" text:visited-style-name="Index_20_Link">Primeiro tópico secundário<text:tab/>4</text:a></text:p>
        </text:index-body>
      </text:table-of-content>
      <text:h text:style-name="P25" text:outline-level="1"/>
      <text:list xml:id="list3577072282" text:style-name="Outline">
        <text:list-item>
          <text:h text:style-name="P29" text:outline-level="1">Título</text:h>
        </text:list-item>
      </text:list>
      <text:p text:style-name="P37"/>
      <text:p text:style-name="Text_20_body">“<text:span text:style-name="T13">O isolamento social e emocional, mata mais do que pessoas que fumam; estamos perdendo cada vez mais as nossas comunidades, e o que nos resta são as comunidades pares.</text:span>”</text:p>
      <text:p text:style-name="Text_20_body"/>
      <text:p text:style-name="P35">O que essa frase traduz à nós?</text:p>
      <text:p text:style-name="P35">Os relacionamentos que eram interativos anos atrás não são mais hoje.</text:p>
      <text:p text:style-name="P35">Como fica nossa intimidade nessa comunidade?</text:p>
      <text:p text:style-name="P35">Comunidades pares. </text:p>
      <text:p text:style-name="P35"/>
      <text:list xml:id="list214358540398246" text:continue-numbering="true" text:style-name="Outline">
        <text:list-item>
          <text:list>
            <text:list-item>
              <text:h text:style-name="Heading_20_2" text:outline-level="2">O que é intimidade?</text:h>
            </text:list-item>
          </text:list>
        </text:list-item>
      </text:list>
      <text:p text:style-name="P36">→ Intiidade é um encontro comprometido e profundo, que não se esgota na intimidade física. (1 Samuel 20)</text:p>
      <text:list xml:id="list214357226583874" text:continue-numbering="true" text:style-name="Outline">
        <text:list-item>
          <text:h text:style-name="Heading_20_1" text:outline-level="1">O que faz parte da autêntica intimidade?</text:h>
        </text:list-item>
      </text:list>
      <text:list xml:id="list4169792765" text:style-name="L1">
        <text:list-item>
          <text:p text:style-name="P39">Gênesis 2:24 diferenciação da família de origem. <text:span text:style-name="T14">Criação de um novo núcleo famíliar autêntico.</text:span></text:p>
        </text:list-item>
        <text:list-item>
          <text:p text:style-name="P40">Separe-se das tradições e bagagens pesadas de seus pais.</text:p>
        </text:list-item>
        <text:list-item>
          <text:p text:style-name="P40">Autonomia de cada conjuge</text:p>
        </text:list-item>
        <text:list-item>
          <text:p text:style-name="P41">É impossível pensar na ideia de que uma só pessoa vai satisfazer todas as suas necessidades</text:p>
          <text:list>
            <text:list-item>
              <text:p text:style-name="P41">Relacionamento de co-dependência. “achar a metade”</text:p>
            </text:list-item>
          </text:list>
        </text:list-item>
        <text:list-item>
          <text:p text:style-name="P41">Os conjuges podem e devem ser melhores amigos, porém cada um deve ter um outro amigo e amiga para conversar (homem, amigo e mulher amiga)</text:p>
        </text:list-item>
        <text:list-item>
          <text:p text:style-name="P38"><text:soft-page-break/><text:span text:style-name="T15">Respeite a identidade do </text:span><text:span text:style-name="T7">outro, ele não é seu objeto para usufruto.</text:span></text:p>
        </text:list-item>
        <text:list-item>
          <text:p text:style-name="P42"><text:span text:style-name="T6">A intimidade não se consegue na noite de núpcias, é um trabalho para a vida toda.</text:span></text:p>
        </text:list-item>
      </text:list>
      <text:p text:style-name="P43"><text:span text:style-name="T6">Esforço diário de cultivar a confiança </text:span></text:p>
      <text:p text:style-name="P43"><text:span text:style-name="T6"/></text:p>
      <text:list xml:id="list214358076807675" text:continue-list="list214357226583874" text:style-name="Outline">
        <text:list-item>
          <text:h text:style-name="Heading_20_1" text:outline-level="1">Quando e como cresce a intimidade?</text:h>
        </text:list-item>
      </text:list>
      <text:list xml:id="list3943727120" text:style-name="L2">
        <text:list-item>
          <text:p text:style-name="P44">Reconheça que percebemos o mundo de forma diferente.</text:p>
          <text:list>
            <text:list-item>
              <text:p text:style-name="P44">A forma de vermos as coisas é totalmente distinta uns dos outros.</text:p>
            </text:list-item>
            <text:list-item>
              <text:p text:style-name="P44">Exemplo dos filhos e da barata.</text:p>
            </text:list-item>
          </text:list>
        </text:list-item>
        <text:list-item>
          <text:p text:style-name="P44">A intimidade cresce quando a transparência prevalece.</text:p>
          <text:list>
            <text:list-item>
              <text:p text:style-name="P44">Intimidade, transparência (e sinceridade).</text:p>
            </text:list-item>
            <text:list-item>
              <text:p text:style-name="P44">A história da Bia</text:p>
            </text:list-item>
          </text:list>
        </text:list-item>
      </text:list>
      <text:list xml:id="list214358470154209" text:continue-list="list214358076807675" text:style-name="Outline">
        <text:list-item>
          <text:h text:style-name="P26" text:outline-level="1">Algumas dimensões de intimidade</text:h>
        </text:list-item>
      </text:list>
      <text:list xml:id="list2788926572" text:style-name="L3">
        <text:list-item>
          <text:p text:style-name="P45">Intimidade sexual</text:p>
        </text:list-item>
        <text:list-item>
          <text:p text:style-name="P45">Intimidade emocional</text:p>
        </text:list-item>
        <text:list-item>
          <text:p text:style-name="P45">Intimidade intelectual</text:p>
        </text:list-item>
        <text:list-item>
          <text:p text:style-name="P46">Intimidade criativa</text:p>
        </text:list-item>
        <text:list-item>
          <text:p text:style-name="P46">Intimidade laboral</text:p>
        </text:list-item>
        <text:list-item>
          <text:p text:style-name="P46">Intimidade das crises</text:p>
        </text:list-item>
        <text:list-item>
          <text:p text:style-name="P46">Intimidade espiritual</text:p>
        </text:list-item>
      </text:list>
      <text:p text:style-name="P47"/>
      <text:list xml:id="list214358385231410" text:continue-list="list214358470154209" text:style-name="Outline">
        <text:list-item>
          <text:h text:style-name="P27" text:outline-level="1"><text:soft-page-break/>4 Graus de intimidades entre casais</text:h>
        </text:list-item>
      </text:list>
      <text:list xml:id="list1463968223" text:style-name="L4">
        <text:list-item>
          <text:p text:style-name="P48">Intimidade desvitalizada → Vivem debaixo do mesmo teto mas são independentes. República de casal</text:p>
        </text:list-item>
        <text:list-item>
          <text:p text:style-name="P48">Intimidade em permanente conflito → É o conflito que os une. (enredo da sua vida)</text:p>
        </text:list-item>
        <text:list-item>
          <text:p text:style-name="P48">Intimidade da Inercia → Casados, mas deixando que a vida os leve. Não há discussão entre casais.</text:p>
        </text:list-item>
        <text:list-item>
          <text:p text:style-name="P48">Intimidade total e vital → Quando experiências da vida geram uma caminhada de prazer. <text:span text:style-name="T16">Compartilham, comungam e respeitam um ao outro.</text:span></text:p>
        </text:list-item>
      </text:list>
      <text:p text:style-name="P49"/>
      <text:p text:style-name="P47">Vídeo de 1 minuto:<text:span text:style-name="T8"> </text:span><text:span text:style-name="T9">POG</text:span></text:p>
      <text:p text:style-name="P47"><text:span text:style-name="T9"/></text:p>
      <text:list xml:id="list214358347880822" text:continue-list="list214358385231410" text:style-name="Outline">
        <text:list-item>
          <text:h text:style-name="P28" text:outline-level="1">Divórcio e novo casamento</text:h>
        </text:list-item>
      </text:list>
      <text:p text:style-name="P49">Filme muito interessante: Cocha de retalho</text:p>
      <text:p text:style-name="P49"/>
      <text:p text:style-name="P50">A cada 3 casamentos oficializados em cartório, 1 termina em divórcio. (1/3)</text:p>
      <text:p text:style-name="P50"/>
      <text:p text:style-name="P50">O divórcio é a nossa declaração da incapacidade de amar incondicionalmente.</text:p>
      <text:p text:style-name="P50">O divórcio nunca foi o plano original de Deus para o casamento a implicação que encontramos no Éden, é que “Serão uma só carne”.</text:p>
      <text:list xml:id="list214358071846447" text:continue-numbering="true" text:style-name="Outline">
        <text:list-item>
          <text:list>
            <text:list-item>
              <text:h text:style-name="Heading_20_2" text:outline-level="2">O que a bíblica diz sobre o divórcio?</text:h>
            </text:list-item>
          </text:list>
        </text:list-item>
      </text:list>
      <text:p text:style-name="P50">Do antigo ao novo testamento, a Bíblia contém princípios que envolvem casamento, divórcio e novo casamento.</text:p>
      <text:list xml:id="list214358498307909" text:continue-numbering="true" text:style-name="Outline">
        <text:list-item>
          <text:list>
            <text:list-item>
              <text:h text:style-name="P30" text:outline-level="2"><text:soft-page-break/>Os ensinamentos contido no Antigo Testamento.</text:h>
            </text:list-item>
          </text:list>
        </text:list-item>
      </text:list>
      <text:p text:style-name="P50">Bíblicamente, o casamento é posto como uma união intima e permanente entre marido e mulher.</text:p>
      <text:p text:style-name="P50">Deuteronômio 24:1-4 fornece algumas orientações que regem a prática do divórcio, a saber, uma prática tolerada, mas nunca ordenada nem encorajada por Deus.</text:p>
      <text:p text:style-name="P51">O divórcio nos templos bíblicos (antigo testamento) foi permitido por Deus para libertar a mulher da escravidão e miséria em que vivia com seu marido.</text:p>
      <text:p text:style-name="P51">Neste contexto (AT) o divórcio seria legal, permanente e permitido na posse de um documento por escrito apenas nos casos que envolviam impureza.</text:p>
      <text:list xml:id="list1288372103" text:style-name="L5">
        <text:list-item>
          <text:p text:style-name="P52">A escola de Shammai</text:p>
          <text:list>
            <text:list-item>
              <text:p text:style-name="P52">Imoralidade sexual</text:p>
            </text:list-item>
          </text:list>
        </text:list-item>
        <text:list-item>
          <text:p text:style-name="P52">A escola de Hillel</text:p>
          <text:list>
            <text:list-item>
              <text:p text:style-name="P52">Qualquer atitude que desagradasse ao marido</text:p>
            </text:list-item>
          </text:list>
        </text:list-item>
      </text:list>
      <text:p text:style-name="P53"/>
      <text:list xml:id="list214358360321293" text:continue-list="list214358498307909" text:style-name="Outline">
        <text:list-item>
          <text:list>
            <text:list-item>
              <text:h text:style-name="P31" text:outline-level="2">Ensinamentos contidos nas palavras de Jesus</text:h>
            </text:list-item>
          </text:list>
        </text:list-item>
      </text:list>
      <text:p text:style-name="P53">Embora a lei mosaida incluísse prescrição que regulamentava o divórcio, é evidente no texto de Malaquias 2:16 que o divórcio não faz parte do ideal de Deus</text:p>
      <text:list xml:id="list3392773670" text:style-name="L6">
        <text:list-item>
          <text:p text:style-name="P54"><text:span text:style-name="T17">Marcos 10:11-12</text:span></text:p>
        </text:list-item>
        <text:list-item>
          <text:p text:style-name="P54"><text:span text:style-name="T17">Lucas 16:18</text:span></text:p>
        </text:list-item>
        <text:list-item>
          <text:p text:style-name="P54"><text:span text:style-name="T17">Mateus 19:7-8</text:span></text:p>
        </text:list-item>
      </text:list>
      <text:p text:style-name="P53">Em Mateus 5:31-32 a declaração de Jesus conduz ao entendimento de que divórcios ilegítimos levam o casal a cometer adultério.</text:p>
      <text:list xml:id="list214358396890667" text:continue-list="list214358360321293" text:style-name="Outline">
        <text:list-item>
          <text:list>
            <text:list-item>
              <text:h text:style-name="P32" text:outline-level="2">Ensinamentos contidos nas palavras de paulo</text:h>
            </text:list-item>
          </text:list>
        </text:list-item>
      </text:list>
      <text:list xml:id="list2122694272" text:style-name="L8">
        <text:list-item>
          <text:p text:style-name="P59"><text:span text:style-name="T18">Divórcio entre crentes 1 Co 7:10</text:span></text:p>
        </text:list-item>
      </text:list>
      <text:list xml:id="list1543535585" text:style-name="L7">
        <text:list-item>
          <text:p text:style-name="P58"><text:soft-page-break/><text:span text:style-name="T18">O divórcio entre um crente e um incrédulo quando este não queira a separação 7:12-14</text:span></text:p>
        </text:list-item>
        <text:list-item>
          <text:p text:style-name="P56">O divórcio entre um crente e um não crente quando este quer a separação definitiva 7:15-16</text:p>
        </text:list-item>
      </text:list>
      <text:list xml:id="list214357984473174" text:continue-list="list214358396890667" text:style-name="Outline">
        <text:list-item>
          <text:list>
            <text:list-item>
              <text:h text:style-name="P33" text:outline-level="2">Resumo dos ensinamentos</text:h>
            </text:list-item>
          </text:list>
        </text:list-item>
      </text:list>
      <text:p text:style-name="P55">Em nenhum lugar na bíblia divórcio é ordenado ou estipulado. Divórcio só é permitido em duas circunstâncias:</text:p>
      <text:list xml:id="list3473533133" text:style-name="L9">
        <text:list-item>
          <text:p text:style-name="P57">Quando o cônjuge é culpado de imoralidade sexual e não quer se arrepender e viver fielmente no matrimônio Mt 19:9</text:p>
        </text:list-item>
        <text:list-item>
          <text:p text:style-name="P60">Quando um dos cônjuges é incrédulo e decide abandonar o companheiro por vontade própria e permanente 1 Co 7:15</text:p>
        </text:list-item>
      </text:list>
      <text:p text:style-name="P61"/>
      <text:p text:style-name="P61">Legalista: Quando a lei se torna mais importante do que a vida</text:p>
      <text:list xml:id="list214358186052626" text:continue-list="list214357984473174" text:style-name="Outline">
        <text:list-item>
          <text:list>
            <text:list-item>
              <text:h text:style-name="Heading_20_2" text:outline-level="2">Síntese do assunto</text:h>
            </text:list-item>
          </text:list>
        </text:list-item>
      </text:list>
      <text:p text:style-name="P62">Sendo assim, poderíamos afirmar que o divórcio é contemplado como uma realidade trágica e não desejada por Deus, mas que está aí com uma frustração a mais e um expoente claro das consequências do pecado.</text:p>
      <text:p text:style-name="P62"/>
      <text:p text:style-name="P62">O divórcio é como a amputação de um membro do corpo.</text:p>
      <text:p text:style-name="P63"/>
      <text:p text:style-name="P64">“Precisamos ter cuidado para não fechar a porta do céu, e não escancarar a porta do inferno.”</text:p>
      <text:p text:style-name="P64"/>
      <text:p text:style-name="P64"/>
      <text:p text:style-name="P35"/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22">Bibliografia</text:p>
          </text:index-title>
          <text:p text:style-name="P24">1: Nancy Pearcy<text:span text:style-name="Emphasis">, </text:span>Verdade Absoluta. 1ª Edição, Publicador X, 1999.</text:p>
        </text:index-body>
      </text:bibliography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Roboto monospace" svg:font-family="'Roboto monospace'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3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3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3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3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3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3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8:46:07.049282941</meta:creation-date>
    <dc:title>CTM</dc:title>
    <meta:editing-duration>PT1H2M38S</meta:editing-duration>
    <meta:editing-cycles>9</meta:editing-cycles>
    <meta:generator>LibreOffice/6.4.7.2$Linux_X86_64 LibreOffice_project/40$Build-2</meta:generator>
    <dc:date>2021-11-22T21:38:09.771395844</dc:date>
    <meta:document-statistic meta:table-count="0" meta:image-count="5" meta:object-count="0" meta:page-count="9" meta:paragraph-count="90" meta:word-count="879" meta:character-count="5151" meta:non-whitespace-character-count="4396"/>
    <meta:template xlink:type="simple" xlink:actuate="onRequest" xlink:title="CTM" xlink:href="../../../../../Templates/CTM.ott" meta:date="2021-11-22T18:46:06.172902484"/>
  </office:meta>
</office:document-meta>
</file>